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6736in" style:rel-column-width="16383*"/>
    </style:style>
    <style:style style:name="Table1.D" style:family="table-column">
      <style:table-column-properties style:column-width="1.6743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5458in" style:rel-column-width="24918*"/>
    </style:style>
    <style:style style:name="Table2.B" style:family="table-column">
      <style:table-column-properties style:column-width="1.1694in" style:rel-column-width="11444*"/>
    </style:style>
    <style:style style:name="Table2.C" style:family="table-column">
      <style:table-column-properties style:column-width="0.8403in" style:rel-column-width="8225*"/>
    </style:style>
    <style:style style:name="Table2.D" style:family="table-column">
      <style:table-column-properties style:column-width="1.0736in" style:rel-column-width="10509*"/>
    </style:style>
    <style:style style:name="Table2.E" style:family="table-column">
      <style:table-column-properties style:column-width="1.0667in" style:rel-column-width="10439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8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7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1" style:family="paragraph" style:parent-style-name="terp_5f_default_5f_Bold_5f_9">
      <style:text-properties fo:color="#000000" style:font-name="DejaVu Sans"/>
    </style:style>
    <style:style style:name="P12" style:family="paragraph" style:parent-style-name="terp_5f_default_5f_Right_5f_9">
      <style:text-properties fo:color="#000000" style:font-name="DejaVu Sans"/>
    </style:style>
    <style:style style:name="P13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4" style:family="paragraph" style:parent-style-name="terp_5f_default_5f_9">
      <style:text-properties fo:color="#000000" style:font-name="DejaVu Sans"/>
    </style:style>
    <style:style style:name="P15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6" style:family="paragraph" style:parent-style-name="terp_5f_tblheader_5f_General_5f_Centre">
      <style:text-properties fo:color="#000000" style:font-name="DejaVu Sans"/>
    </style:style>
    <style:style style:name="P17" style:family="paragraph" style:parent-style-name="terp_5f_default_5f_Centre_5f_8">
      <style:text-properties fo:color="#000000" style:font-name="DejaVu Sans"/>
    </style:style>
    <style:style style:name="P18" style:family="paragraph" style:parent-style-name="terp_5f_tblheader_5f_Details">
      <style:text-properties fo:color="#000000" style:font-name="DejaVu Sans"/>
    </style:style>
    <style:style style:name="P19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0" style:family="paragraph" style:parent-style-name="terp_5f_tblheader_5f_Details_5f_Centre"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3" style:family="paragraph" style:parent-style-name="terp_5f_default_5f_Centre_5f_9">
      <style:text-properties fo:color="#000000" style:font-name="DejaVu Sans"/>
    </style:style>
    <style:style style:name="P24" style:family="paragraph" style:parent-style-name="terp_5f_default_5f_Right_5f_9_5f_Bold">
      <style:text-properties fo:color="#000000" style:font-name="DejaVu Sans"/>
    </style:style>
    <style:style style:name="P25" style:family="paragraph" style:parent-style-name="terp_5f_default_5f_Italic">
      <style:text-properties fo:color="#000000" style:font-name="DejaVu Sans"/>
    </style:style>
    <style:style style:name="P26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7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ext:p text:style-name="P1"><text:text-input text:description="&lt;o.partner_id.company_ext&gt;">o.partner_id.company_ext</text:text-input></text:p>
      <text:p text:style-name="P9"><text:text-input text:description="&lt; o.partner_id.department_company_ext &gt;">o.partner_id.department_company_ext</text:text-input></text:p>
      <text:p text:style-name="P9"><text:text-input text:description="o.partner_shipping_id.title.name"/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<text:p text:style-name="P6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<text:reference-mark text:name="&lt;_(&quot;Your Reference&quot;)&gt;"/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7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6"><text:text-input text:description="&lt;_(&quot;Our Salesman&quot;)&gt;">Our Salesman</text:text-input></text:p>
          </table:table-cell>
          <table:table-cell table:style-name="Table1.D1" office:value-type="string">
            <text:p text:style-name="P16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7"><text:text-input text:description="&lt;o.client_order_ref&gt;">o.client_order_ref</text:text-input></text:p>
          </table:table-cell>
          <table:table-cell table:style-name="Table1.C2" office:value-type="string">
            <text:p text:style-name="P17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7"><text:text-input text:description="&lt;o.user_id.name&gt;">o.user_id.name</text:text-input></text:p>
          </table:table-cell>
          <table:table-cell table:style-name="Table1.D2" office:value-type="string">
            <text:p text:style-name="P17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8"/>
      <text:p text:style-name="P14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8"><text:text-input text:description="&lt;_(&quot;Description&quot;)&gt;">Description</text:text-input></text:p>
          </table:table-cell>
          <table:table-cell table:style-name="Table2.A1" office:value-type="string">
            <text:p text:style-name="P20"><text:text-input text:description="&lt;_(&quot;VAT&quot;)&gt;">VAT</text:text-input></text:p>
          </table:table-cell>
          <table:table-cell table:style-name="Table2.A1" office:value-type="string">
            <text:p text:style-name="P21"><text:text-input text:description="&lt;_(&quot;Quantity&quot;)&gt;">Quantity</text:text-input></text:p>
          </table:table-cell>
          <table:table-cell table:style-name="Table2.A1" office:value-type="string">
            <text:p text:style-name="P21"><text:text-input text:description="&lt;_(&quot;Unit Price&quot;)&gt;">Unit Price</text:text-input></text:p>
          </table:table-cell>
          <table:table-cell table:style-name="Table2.A1" office:value-type="string">
            <text:p text:style-name="P21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5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4"><text:text-input text:description="&lt;line.name&gt;">&lt;line.name&gt;</text:text-input></text:p>
          </table:table-cell>
          <table:table-cell table:style-name="Table2.A2" office:value-type="string">
            <text:p text:style-name="P23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3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3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3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5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line.notes&gt;">&lt;line.notes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4"><text:text-input text:description="&lt;_(&quot;Net Total :&quot;)&gt;">Net Total :</text:text-input></text:p>
          </table:table-cell>
          <table:table-cell table:style-name="Table2.D8" office:value-type="string">
            <text:p text:style-name="P12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4"><text:text-input text:description="&lt;_(&quot;Taxes :&quot;)&gt;">Taxes :</text:text-input></text:p>
          </table:table-cell>
          <table:table-cell table:style-name="Table2.A2" office:value-type="string">
            <text:p text:style-name="P12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8" office:value-type="string">
            <text:p text:style-name="P11"><text:text-input text:description="&lt;_(&quot;Total :&quot;)&gt;">Total :</text:text-input></text:p>
          </table:table-cell>
          <table:table-cell table:style-name="Table2.D8" office:value-type="string">
            <text:p text:style-name="P24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<text:text-input text:description="&lt;_(&quot;Tax&quot;)&gt;">Tax</text:text-input></text:p>
          </table:table-cell>
          <table:table-cell table:style-name="Table3.A1" office:value-type="string">
            <text:p text:style-name="P22"><text:text-input text:description="&lt;_(&quot;Base&quot;)&gt;">Base</text:text-input></text:p>
          </table:table-cell>
          <table:table-cell table:style-name="Table3.A1" office:value-type="string">
            <text:p text:style-name="P22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6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ext:soft-page-break/>
        <table:table-row table:style-name="Table3.3"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10"/>
          </table:table-cell>
        </table:table-row>
      </table:table>
      <text:p text:style-name="P10"><text:text-input text:description="&lt;/if&gt;">&lt;/if&gt;</text:text-input></text:p>
      <text:p text:style-name="P8"/>
      <text:p text:style-name="P14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4"/>
      <text:p text:style-name="P14"><text:text-input text:description="&lt;_(&quot;Payment Terms:&quot;)&gt;">Payment Terms:</text:text-input></text:p>
      <text:p text:style-name="P14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4"/>
      <text:p text:style-name="P14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3-06-26T18:52:12</dc:date>
    <meta:editing-cycles>1115</meta:editing-cycles>
    <meta:editing-duration>P2DT12H13M18S</meta:editing-duration>
    <dc:creator>thegrymek </dc:creator>
    <meta:document-statistic meta:table-count="3" meta:image-count="0" meta:object-count="0" meta:page-count="2" meta:paragraph-count="51" meta:word-count="147" meta:character-count="1757" meta:non-whitespace-character-count="1657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